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fo:font-style="italic" fo:font-weight="normal" officeooo:rsid="0011f41e" officeooo:paragraph-rsid="0011f41e" style:font-size-asian="16pt" style:font-style-asian="italic" style:font-weight-asian="normal" style:font-size-complex="16pt" style:font-style-complex="italic" style:font-weight-complex="normal"/>
    </style:style>
    <style:style style:name="P2" style:family="paragraph" style:parent-style-name="Standard">
      <style:text-properties fo:font-size="16pt" fo:font-weight="bold" officeooo:rsid="0011b902" officeooo:paragraph-rsid="0011b902" style:font-size-asian="16pt" style:font-weight-asian="bold" style:font-size-complex="16pt" style:font-weight-complex="bold"/>
    </style:style>
    <style:style style:name="P3" style:family="paragraph" style:parent-style-name="Standard">
      <style:text-properties fo:font-size="16pt" fo:font-weight="bold" officeooo:rsid="0014a239" officeooo:paragraph-rsid="0014a239" style:font-size-asian="16pt" style:font-weight-asian="bold" style:font-size-complex="16pt" style:font-weight-complex="bold"/>
    </style:style>
    <style:style style:name="P4" style:family="paragraph" style:parent-style-name="Standard">
      <style:text-properties fo:font-size="16pt" officeooo:paragraph-rsid="00127e1b" style:font-size-asian="16pt" style:font-size-complex="16pt"/>
    </style:style>
    <style:style style:name="P5" style:family="paragraph" style:parent-style-name="Standard">
      <style:text-properties fo:font-size="16pt" officeooo:rsid="0014a239" officeooo:paragraph-rsid="0014a239" style:font-size-asian="16pt" style:font-size-complex="16pt"/>
    </style:style>
    <style:style style:name="P6" style:family="paragraph" style:parent-style-name="Standard">
      <style:text-properties fo:font-size="18pt" fo:font-style="italic" fo:font-weight="bold" officeooo:rsid="0011f41e" officeooo:paragraph-rsid="0011f41e" style:font-size-asian="18pt" style:font-style-asian="italic" style:font-weight-asian="bold" style:font-size-complex="18pt" style:font-style-complex="italic" style:font-weight-complex="bold"/>
    </style:style>
    <style:style style:name="P7" style:family="paragraph" style:parent-style-name="Standard">
      <style:text-properties fo:font-size="16pt" officeooo:rsid="00127e1b" officeooo:paragraph-rsid="00127e1b" style:font-size-asian="16pt" style:font-size-complex="16pt"/>
    </style:style>
    <style:style style:name="T1" style:family="text">
      <style:text-properties fo:font-weight="bold" style:font-weight-asian="bold" style:font-weight-complex="bold"/>
    </style:style>
    <style:style style:name="T2" style:family="text">
      <style:text-properties officeooo:rsid="0011f41e"/>
    </style:style>
    <style:style style:name="T3" style:family="text">
      <style:text-properties officeooo:rsid="00127e1b"/>
    </style:style>
    <style:style style:name="T4" style:family="text">
      <style:text-properties officeooo:rsid="0014a239"/>
    </style:style>
    <style:style style:name="T5" style:family="text">
      <style:text-properties officeooo:rsid="001731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 Torta Gord<text:span text:style-name="T5">a – The Fat Cake</text:span></text:p>
      <text:p text:style-name="P1"/>
      <text:p text:style-name="P2">Sandwich:</text:p>
      <text:p text:style-name="P4"><text:span text:style-name="T2">Crock-pot </text:span>Carnitas – <text:span text:style-name="T3">see recipe elsewhere</text:span><text:line-break/>Red <text:span text:style-name="T3">chile sauce – from a can is fine, or homemade</text:span><text:line-break/><text:span text:style-name="T2">Bolillo or Telera rolls</text:span>, <text:span text:style-name="T2">or similar</text:span><text:line-break/>Refried beans<text:line-break/>Queso fresco, sliced<text:line-break/>Red onion, sliced<text:line-break/>Avocado, sliced<text:line-break/>Mayo<text:line-break/></text:p>
      <text:p text:style-name="P3">And:</text:p>
      <text:p text:style-name="P5">Potato chips</text:p>
      <text:p text:style-name="P5">Avocado mash</text:p>
      <text:p text:style-name="P5">Pico de gallo</text:p>
      <text:p text:style-name="P4"/>
      <text:p text:style-name="P4"/>
      <text:p text:style-name="P7">Prepare carnitas as per recipe. Once the carnitas are crispy add red sauce and leave on heat for a moment to warm the sauce.</text:p>
      <text:p text:style-name="P4"/>
      <text:p text:style-name="P7">Meanwhile, slice the buns. On the bottom half of the bun spread a thin layer of refried beans. Cover beans with slices of queso fresco. Top with carnitas in red sauce. On top of the carnitas, add red onion and avocado slices. Slather the top of the bun with mayo and add the top to the sandwich.</text:p>
      <text:p text:style-name="P4"/>
      <text:p text:style-name="P4"><text:line-break/><text:span text:style-name="T1">Serve with:</text:span><text:line-break/>Potato chips<text:line-break/>Avocado mash <text:span text:style-name="T4">topped with p</text:span>ico de gallo<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5T04:09:43.661358418</meta:creation-date>
    <dc:date>2015-12-18T06:18:38.166649195</dc:date>
    <meta:editing-duration>PT7M</meta:editing-duration>
    <meta:editing-cycles>9</meta:editing-cycles>
    <meta:generator>LibreOffice/4.2.8.2$Linux_X86_64 LibreOffice_project/420m0$Build-2</meta:generator>
    <meta:document-statistic meta:table-count="0" meta:image-count="0" meta:object-count="0" meta:page-count="1" meta:paragraph-count="10" meta:word-count="139" meta:character-count="765" meta:non-whitespace-character-count="630"/>
  </office:meta>
</office:document-meta>
</file>